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fo:background-color="#ffff00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fo:background-color="#ffff00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fo:background-color="#ccff66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fo:background-color="#ffff66" style:font-weight-asian="bold" style:font-weight-complex="bold"/>
    </style:style>
    <style:style style:name="P10" style:family="paragraph" style:parent-style-name="Standard">
      <style:text-properties fo:font-weight="bold" fo:background-color="#66ff66" style:font-weight-asian="bold" style:font-weight-complex="bold"/>
    </style:style>
    <style:style style:name="P11" style:family="paragraph" style:parent-style-name="Standard" style:list-style-name="L1">
      <style:text-properties fo:font-weight="bold" fo:background-color="#66ff66" style:font-weight-asian="bold" style:font-weight-complex="bold"/>
    </style:style>
    <style:style style:name="P12" style:family="paragraph" style:parent-style-name="Standard" style:list-style-name="L1">
      <style:text-properties fo:font-weight="bold" fo:background-color="#99ff66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>
      <style:paragraph-properties fo:text-align="center" style:justify-single-word="false" fo:background-color="#66ff99">
        <style:background-image/>
      </style:paragraph-properties>
    </style:style>
    <style:style style:name="P16" style:family="paragraph" style:parent-style-name="Standard" style:list-style-name="L1">
      <style:paragraph-properties fo:text-align="start" style:justify-single-word="false" fo:background-color="#ffffff">
        <style:background-image/>
      </style:paragraph-properties>
    </style:style>
    <style:style style:name="P17" style:family="paragraph" style:parent-style-name="Standard" style:list-style-name="L1">
      <style:paragraph-properties fo:background-color="#ffcc00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Standard" style:list-style-name="L2">
      <style:paragraph-properties fo:background-color="#ffcc00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99ff33" style:font-weight-asian="bold" style:font-weight-complex="bold"/>
    </style:style>
    <style:style style:name="T3" style:family="text">
      <style:text-properties fo:background-color="#ffff66"/>
    </style:style>
    <style:style style:name="T4" style:family="text">
      <style:text-properties fo:background-color="#99ff33"/>
    </style:style>
    <style:style style:name="T5" style:family="text">
      <style:text-properties fo:background-color="#ccff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<text:span text:style-name="T1">SQL UDEMY</text:span> </text:p>
      <text:p text:style-name="P15"/>
      <text:list xml:id="list900671502976576397" text:style-name="L2">
        <text:list-header>
          <text:p text:style-name="P14"/>
        </text:list-header>
        <text:list-item>
          <text:p text:style-name="P18"><text:span text:style-name="T1">Seccion 01-02 :</text:span> </text:p>
        </text:list-item>
      </text:list>
      <text:p text:style-name="Standard"/>
      <text:list xml:id="list852363351921471506" text:style-name="L1">
        <text:list-item>
          <text:p text:style-name="P8"><text:span text:style-name="T4">Base de datos relacional :</text:span> </text:p>
          <text:p text:style-name="P4"/>
        </text:list-item>
        <text:list-item>
          <text:p text:style-name="P4">un tipo de base de datos con :</text:p>
          <text:p text:style-name="P4">○ tablas - conjuntos de campos y registros</text:p>
          <text:p text:style-name="P4">○ relaciones lógicas que conectan las tablas - usando claves </text:p>
          <text:p text:style-name="P4"/>
        </text:list-item>
        <text:list-item>
          <text:p text:style-name="P4">Reconocer Campos , Registros y Clave Primaria.</text:p>
        </text:list-item>
        <text:list-item>
          <text:p text:style-name="P4">Esquema con relaciones entre las tablas .</text:p>
        </text:list-item>
      </text:list>
      <text:p text:style-name="P3"/>
      <text:list xml:id="list43743757" text:continue-numbering="true" text:style-name="L1">
        <text:list-item>
          <text:p text:style-name="P9">Las Claves Primarias definen de manera unica un elemento o registro de la base en una tabla , campos unicos para cada registro.</text:p>
        </text:list-item>
      </text:list>
      <text:p text:style-name="P3"/>
      <text:list xml:id="list43713378" text:continue-numbering="true" text:style-name="L1">
        <text:list-item>
          <text:p text:style-name="P4"><text:span text:style-name="T3">En una tabla A las Claves Foraneas sirven como conexion a las claves primarias de otras tablas B o C , etc porque son primarias en dichas tablas .</text:span> </text:p>
        </text:list-item>
      </text:list>
      <text:p text:style-name="P3"/>
      <text:list xml:id="list43711463" text:continue-numbering="true" text:style-name="L1">
        <text:list-item>
          <text:p text:style-name="P16"><text:span text:style-name="T2">SQL (Structured Query Lenguage):</text:span> </text:p>
        </text:list-item>
      </text:list>
      <text:p text:style-name="P1"/>
      <text:list xml:id="list43720897" text:continue-numbering="true" text:style-name="L1">
        <text:list-item>
          <text:p text:style-name="P4">lenguaje estructurado de consultas </text:p>
        </text:list-item>
        <text:list-item>
          <text:p text:style-name="P4">todas las declaraciones son en formato de consultas donde le pides a la base de datos que te recupere ciertos datos de ciertas tablas donde tus condiciones sean realizadas .</text:p>
        </text:list-item>
      </text:list>
      <text:p text:style-name="P3"/>
      <text:list xml:id="list43737895" text:continue-numbering="true" text:style-name="L1">
        <text:list-item>
          <text:p text:style-name="P4">ejemplo: recupera el nombre y correo electrónico de la tabla cliente donde el nombre es igual a ‘Mel’ SQL - </text:p>
        </text:list-item>
        <text:list-item>
          <text:p text:style-name="P4">Estructura </text:p>
        </text:list-item>
        <text:list-item>
          <text:p text:style-name="P7">RECUPERA nombre, correo_electronico <text:s/><text:span text:style-name="T5">SELECT … </text:span></text:p>
        </text:list-item>
        <text:list-item>
          <text:p text:style-name="P7">DE cliente <text:s text:c="52"/><text:span text:style-name="T5"><text:s/>FROM …</text:span></text:p>
        </text:list-item>
        <text:list-item>
          <text:p text:style-name="P7">DONDE nombre=‘Mel’ <text:s text:c="30"/><text:span text:style-name="T5">WHERE . . .</text:span></text:p>
        </text:list-item>
      </text:list>
      <text:p text:style-name="P6"/>
      <text:list xml:id="list43725961" text:continue-numbering="true" text:style-name="L1">
        <text:list-item>
          <text:p text:style-name="P5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43725912" text:continue-numbering="true" text:style-name="L1">
        <text:list-item>
          <text:p text:style-name="P11">Instalacion de MySQL :</text:p>
          <text:p text:style-name="P11"/>
        </text:list-item>
        <text:list-item>
          <text:p text:style-name="P5">instalar localmente el servidor de MySQL y un gestor (HeidiSQL para Windows, Sequel Pro para Mac) .</text:p>
        </text:list-item>
      </text:list>
      <text:p text:style-name="P2"/>
      <text:list xml:id="list43737086" text:continue-numbering="true" text:style-name="L1">
        <text:list-item>
          <text:p text:style-name="P5">En la configuracion de la instalacion :</text:p>
        </text:list-item>
      </text:list>
      <text:p text:style-name="P2"/>
      <text:p text:style-name="P2"/>
      <text:p text:style-name="P2"><draw:frame draw:style-name="fr1" draw:name="gráficos1" text:anchor-type="paragraph" svg:width="16.755cm" svg:height="11.197cm" draw:z-index="0"><draw:image/></draw:frame></text:p>
      <text:p text:style-name="P2"/>
      <text:list xml:id="list43714332" text:continue-numbering="true" text:style-name="L1">
        <text:list-item>
          <text:p text:style-name="P5">password : Baseratm2000</text:p>
          <text:p text:style-name="P5"/>
        </text:list-item>
        <text:list-item>
          <text:p text:style-name="P11">Pasos para instalar una base de datos en MySql :</text:p>
        </text:list-item>
      </text:list>
      <text:p text:style-name="P10"/>
      <text:list xml:id="list43733614" text:continue-numbering="true" text:style-name="L1">
        <text:list-item>
          <text:p text:style-name="P5">En la consola de la base : </text:p>
        </text:list-item>
        <text:list-item>
          <text:p text:style-name="P13"><text:span text:style-name="T1">SOURCE rutaArchivo sakila-schema.sql</text:span> (sin comillas)</text:p>
        </text:list-item>
        <text:list-item>
          <text:p text:style-name="P13"><text:span text:style-name="T1">SOURCE rutaArchivo sakila-data.sql </text:span>(sin comillas)</text:p>
        </text:list-item>
      </text:list>
      <text:p text:style-name="Standard"/>
      <text:list xml:id="list43725756" text:continue-numbering="true" text:style-name="L1">
        <text:list-item>
          <text:p text:style-name="P13"><text:s/>Para comprobar que se instalo bien, teclea el comando USE sakila y aprieta enter</text:p>
        </text:list-item>
        <text:list-item>
          <text:p text:style-name="P13"><text:s/>Debería de contestarte con “Database changed” </text:p>
        </text:list-item>
      </text:list>
      <text:p text:style-name="Standard"/>
      <text:list xml:id="list43743225" text:continue-numbering="true" text:style-name="L1">
        <text:list-item>
          <text:p text:style-name="P5">Puedes usar el comando show tables; (con el punto y coma!) para ver todas las tablas dentro de nuestra base de datos </text:p>
        </text:list-item>
      </text:list>
      <text:p text:style-name="P2"/>
      <text:p text:style-name="P2"/>
      <text:p text:style-name="P2"/>
      <text:p text:style-name="P2"/>
      <text:p text:style-name="P2"><text:soft-page-break/></text:p>
      <text:list xml:id="list43719941" text:continue-numbering="true" text:style-name="L1">
        <text:list-item>
          <text:p text:style-name="P5">Descargamos el gestor de base <text:a xlink:type="simple" xlink:href="https://www.heidisql.com/" text:style-name="Internet_20_link" text:visited-style-name="Visited_20_Internet_20_Link">https://www.heidisql.com/</text:a> </text:p>
        </text:list-item>
        <text:list-item>
          <text:p text:style-name="P12">Creamos conexion :</text:p>
        </text:list-item>
        <text:list-item>
          <text:p text:style-name="P5">Asegúrate que el tipo de red (“Network type”) sea MySQL (TCP/IP) </text:p>
        </text:list-item>
        <text:list-item>
          <text:p text:style-name="P5">Asegúrate que el usuario sea “root” (el usuario base) </text:p>
        </text:list-item>
        <text:list-item>
          <text:p text:style-name="P5">Te pide la contraseña que creaste </text:p>
        </text:list-item>
        <text:list-item>
          <text:p text:style-name="P5">Hazle click a “save” para guardar la conexión</text:p>
        </text:list-item>
      </text:list>
      <text:p text:style-name="P2"/>
      <text:list xml:id="list43719184" text:continue-numbering="true" text:style-name="L1">
        <text:list-item>
          <text:p text:style-name="P5">Cambia el nombre de la conexión de “Unnamed” (sin nombre) para que sea más fácil de identificar con click derecho en el nombre de la conexión y elige “Save as…” </text:p>
        </text:list-item>
      </text:list>
      <text:p text:style-name="P2"/>
      <text:list xml:id="list43735583" text:continue-numbering="true" text:style-name="L1">
        <text:list-item>
          <text:p text:style-name="P5">Explorando la base Sakila :</text:p>
        </text:list-item>
      </text:list>
      <text:p text:style-name="P2"/>
      <text:p text:style-name="P2"><draw:frame draw:style-name="fr2" draw:name="gráficos2" text:anchor-type="paragraph" svg:width="16.999cm" svg:height="13.975cm" draw:z-index="1"><draw:image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43729242" text:continue-numbering="true" text:style-name="L1">
        <text:list-item>
          <text:p text:style-name="P17">Seccion 03 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3DT10H29M5S</meta:editing-duration>
    <meta:editing-cycles>11</meta:editing-cycles>
    <meta:generator>OpenOffice/4.1.7$Win32 OpenOffice.org_project/417m1$Build-9800</meta:generator>
    <dc:date>2021-08-12T23:50:01.86</dc:date>
    <dc:creator>leo puche</dc:creator>
    <meta:document-statistic meta:table-count="0" meta:image-count="2" meta:object-count="0" meta:page-count="4" meta:paragraph-count="38" meta:word-count="393" meta:character-count="2194"/>
    <meta:user-defined meta:name="Info 1"/>
    <meta:user-defined meta:name="Info 2"/>
    <meta:user-defined meta:name="Info 3"/>
    <meta:user-defined meta:name="Info 4"/>
  </office:meta>
</office:document-meta>
</file>